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3571663" calcext:value-type="float">
            <text:p>30,93571663</text:p>
          </table:table-cell>
          <table:table-cell office:value-type="float" office:value="2.246315016E-026" calcext:value-type="float">
            <text:p>2,25E-026</text:p>
          </table:table-cell>
          <table:table-cell office:value-type="float" office:value="3.597788095" calcext:value-type="float">
            <text:p>3,597788095</text:p>
          </table:table-cell>
          <table:table-cell table:style-name="ce2" table:formula="of:=([.E3]-[.E2])/[.E2]" office:value-type="float" office:value="0.00297138462211148" calcext:value-type="float">
            <text:p>0,00297138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34.25635529" calcext:value-type="float">
            <text:p>34,25635529</text:p>
          </table:table-cell>
          <table:table-cell office:value-type="float" office:value="6.985080638E-021" calcext:value-type="float">
            <text:p>6,99E-021</text:p>
          </table:table-cell>
          <table:table-cell office:value-type="float" office:value="2.6435256" calcext:value-type="float">
            <text:p>2,643525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36.98467255" calcext:value-type="float">
            <text:p>36,98467255</text:p>
          </table:table-cell>
          <table:table-cell office:value-type="float" office:value="3.37338471E-020" calcext:value-type="float">
            <text:p>3,37E-020</text:p>
          </table:table-cell>
          <table:table-cell office:value-type="float" office:value="2.648629665" calcext:value-type="float">
            <text:p>2,648629665</text:p>
          </table:table-cell>
          <table:table-cell table:formula="of:=([.E5]-[.E4])/[.E4]" office:value-type="float" office:value="0.0019307794863043" calcext:value-type="float">
            <text:p>0,00193077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2" calcext:value-type="float">
            <text:p>33002</text:p>
          </table:table-cell>
          <table:table-cell office:value-type="float" office:value="38.36241913" calcext:value-type="float">
            <text:p>38,36241913</text:p>
          </table:table-cell>
          <table:table-cell office:value-type="float" office:value="1.089685718E-017" calcext:value-type="float">
            <text:p>1,09E-017</text:p>
          </table:table-cell>
          <table:table-cell office:value-type="float" office:value="2.179292917" calcext:value-type="float">
            <text:p>2,17929291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2" calcext:value-type="float">
            <text:p>33002</text:p>
          </table:table-cell>
          <table:table-cell office:value-type="float" office:value="40.33900833" calcext:value-type="float">
            <text:p>40,33900833</text:p>
          </table:table-cell>
          <table:table-cell office:value-type="float" office:value="2.839338295E-019" calcext:value-type="float">
            <text:p>2,84E-019</text:p>
          </table:table-cell>
          <table:table-cell office:value-type="float" office:value="2.180286646" calcext:value-type="float">
            <text:p>2,180286646</text:p>
          </table:table-cell>
          <table:table-cell table:style-name="ce3" table:formula="of:=([.E7]-[.E6])/[.E6]" office:value-type="float" office:value="0.000455986890173388" calcext:value-type="float">
            <text:p>0,00045598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40.76066589" calcext:value-type="float">
            <text:p>40,76066589</text:p>
          </table:table-cell>
          <table:table-cell office:value-type="float" office:value="3.831824323E-016" calcext:value-type="float">
            <text:p>3,83E-016</text:p>
          </table:table-cell>
          <table:table-cell office:value-type="float" office:value="1.883755445" calcext:value-type="float">
            <text:p>1,88375544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42.87944412" calcext:value-type="float">
            <text:p>42,87944412</text:p>
          </table:table-cell>
          <table:table-cell office:value-type="float" office:value="3.694890859E-016" calcext:value-type="float">
            <text:p>3,69E-016</text:p>
          </table:table-cell>
          <table:table-cell office:value-type="float" office:value="1.884438276" calcext:value-type="float">
            <text:p>1,884438276</text:p>
          </table:table-cell>
          <table:table-cell table:style-name="ce3" table:formula="of:=([.E9]-[.E8])/[.E8]" office:value-type="float" office:value="0.000362483889197196" calcext:value-type="float">
            <text:p>0,00036248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78" calcext:value-type="float">
            <text:p>33178</text:p>
          </table:table-cell>
          <table:table-cell office:value-type="float" office:value="43.05957413" calcext:value-type="float">
            <text:p>43,05957413</text:p>
          </table:table-cell>
          <table:table-cell office:value-type="float" office:value="8.252752966E-015" calcext:value-type="float">
            <text:p>8,25E-015</text:p>
          </table:table-cell>
          <table:table-cell office:value-type="float" office:value="1.674764037" calcext:value-type="float">
            <text:p>1,67476403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78" calcext:value-type="float">
            <text:p>33178</text:p>
          </table:table-cell>
          <table:table-cell office:value-type="float" office:value="47.61243057" calcext:value-type="float">
            <text:p>47,61243057</text:p>
          </table:table-cell>
          <table:table-cell office:value-type="float" office:value="0.00000000000006861255542" calcext:value-type="float">
            <text:p>6,86E-014</text:p>
          </table:table-cell>
          <table:table-cell office:value-type="float" office:value="1.676176548" calcext:value-type="float">
            <text:p>1,676176548</text:p>
          </table:table-cell>
          <table:table-cell table:style-name="ce3" table:formula="of:=([.E11]-[.E10])/[.E10]" office:value-type="float" office:value="0.000843408963169561" calcext:value-type="float">
            <text:p>0,0008434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46.11707306" calcext:value-type="float">
            <text:p>46,11707306</text:p>
          </table:table-cell>
          <table:table-cell office:value-type="float" office:value="0.00000000000003558558545" calcext:value-type="float">
            <text:p>3,56E-014</text:p>
          </table:table-cell>
          <table:table-cell office:value-type="float" office:value="1.518484354" calcext:value-type="float">
            <text:p>1,51848435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47.91120911" calcext:value-type="float">
            <text:p>47,91120911</text:p>
          </table:table-cell>
          <table:table-cell office:value-type="float" office:value="0.0000000000006123056706" calcext:value-type="float">
            <text:p>6,12E-013</text:p>
          </table:table-cell>
          <table:table-cell office:value-type="float" office:value="1.519544125" calcext:value-type="float">
            <text:p>1,519544125</text:p>
          </table:table-cell>
          <table:table-cell table:formula="of:=([.E13]-[.E12])/[.E12]" office:value-type="float" office:value="0.000697913677680203" calcext:value-type="float">
            <text:p>0,0006979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6" calcext:value-type="float">
            <text:p>33546</text:p>
          </table:table-cell>
          <table:table-cell office:value-type="float" office:value="47.92306519" calcext:value-type="float">
            <text:p>47,92306519</text:p>
          </table:table-cell>
          <table:table-cell office:value-type="float" office:value="0.000000000005424727941" calcext:value-type="float">
            <text:p>5,42E-012</text:p>
          </table:table-cell>
          <table:table-cell office:value-type="float" office:value="1.391536117" calcext:value-type="float">
            <text:p>1,3915361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6" calcext:value-type="float">
            <text:p>33546</text:p>
          </table:table-cell>
          <table:table-cell office:value-type="float" office:value="49.27037811" calcext:value-type="float">
            <text:p>49,27037811</text:p>
          </table:table-cell>
          <table:table-cell office:value-type="float" office:value="0.00000000001264885592" calcext:value-type="float">
            <text:p>1,26E-011</text:p>
          </table:table-cell>
          <table:table-cell office:value-type="float" office:value="1.392784834" calcext:value-type="float">
            <text:p>1,392784834</text:p>
          </table:table-cell>
          <table:table-cell table:formula="of:=([.E15]-[.E14])/[.E14]" office:value-type="float" office:value="0.000897365856871938" calcext:value-type="float">
            <text:p>0,00089736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10" calcext:value-type="float">
            <text:p>33710</text:p>
          </table:table-cell>
          <table:table-cell office:value-type="float" office:value="49.26733017" calcext:value-type="float">
            <text:p>49,26733017</text:p>
          </table:table-cell>
          <table:table-cell office:value-type="float" office:value="0.00000000000582753984" calcext:value-type="float">
            <text:p>5,83E-012</text:p>
          </table:table-cell>
          <table:table-cell office:value-type="float" office:value="1.287271142" calcext:value-type="float">
            <text:p>1,28727114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10" calcext:value-type="float">
            <text:p>33710</text:p>
          </table:table-cell>
          <table:table-cell office:value-type="float" office:value="50.30853271" calcext:value-type="float">
            <text:p>50,30853271</text:p>
          </table:table-cell>
          <table:table-cell office:value-type="float" office:value="0.0000000001518162818" calcext:value-type="float">
            <text:p>1,52E-010</text:p>
          </table:table-cell>
          <table:table-cell office:value-type="float" office:value="1.288265109" calcext:value-type="float">
            <text:p>1,288265109</text:p>
          </table:table-cell>
          <table:table-cell table:formula="of:=([.E17]-[.E16])/[.E16]" office:value-type="float" office:value="0.000772150456550898" calcext:value-type="float">
            <text:p>0,00077215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6" calcext:value-type="float">
            <text:p>33896</text:p>
          </table:table-cell>
          <table:table-cell office:value-type="float" office:value="50.27619171" calcext:value-type="float">
            <text:p>50,27619171</text:p>
          </table:table-cell>
          <table:table-cell office:value-type="float" office:value="0.000000001459398047" calcext:value-type="float">
            <text:p>1,46E-009</text:p>
          </table:table-cell>
          <table:table-cell office:value-type="float" office:value="1.197987914" calcext:value-type="float">
            <text:p>1,19798791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6" calcext:value-type="float">
            <text:p>33896</text:p>
          </table:table-cell>
          <table:table-cell office:value-type="float" office:value="50.46112061" calcext:value-type="float">
            <text:p>50,46112061</text:p>
          </table:table-cell>
          <table:table-cell office:value-type="float" office:value="0.000000002449033421" calcext:value-type="float">
            <text:p>2,45E-009</text:p>
          </table:table-cell>
          <table:table-cell office:value-type="float" office:value="1.198263764" calcext:value-type="float">
            <text:p>1,198263764</text:p>
          </table:table-cell>
          <table:table-cell table:style-name="ce3" table:formula="of:=([.E19]-[.E18])/[.E18]" office:value-type="float" office:value="0.000230261087592213" calcext:value-type="float">
            <text:p>0,00023026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34" calcext:value-type="float">
            <text:p>33934</text:p>
          </table:table-cell>
          <table:table-cell office:value-type="float" office:value="50.46824265" calcext:value-type="float">
            <text:p>50,46824265</text:p>
          </table:table-cell>
          <table:table-cell office:value-type="float" office:value="0.00000000003322099887" calcext:value-type="float">
            <text:p>3,32E-011</text:p>
          </table:table-cell>
          <table:table-cell office:value-type="float" office:value="1.12181735" calcext:value-type="float">
            <text:p>1,1218173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34" calcext:value-type="float">
            <text:p>33934</text:p>
          </table:table-cell>
          <table:table-cell office:value-type="float" office:value="50.59774399" calcext:value-type="float">
            <text:p>50,59774399</text:p>
          </table:table-cell>
          <table:table-cell office:value-type="float" office:value="0.00000001038578645" calcext:value-type="float">
            <text:p>1,04E-008</text:p>
          </table:table-cell>
          <table:table-cell office:value-type="float" office:value="1.121989489" calcext:value-type="float">
            <text:p>1,121989489</text:p>
          </table:table-cell>
          <table:table-cell table:style-name="ce3" table:formula="of:=([.E21]-[.E20])/[.E20]" office:value-type="float" office:value="0.000153446548139067" calcext:value-type="float">
            <text:p>0,00015344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007" calcext:value-type="float">
            <text:p>34007</text:p>
          </table:table-cell>
          <table:table-cell office:value-type="float" office:value="50.59396362" calcext:value-type="float">
            <text:p>50,59396362</text:p>
          </table:table-cell>
          <table:table-cell office:value-type="float" office:value="0.00000002360296314" calcext:value-type="float">
            <text:p>2,36E-008</text:p>
          </table:table-cell>
          <table:table-cell office:value-type="float" office:value="1.053772092" calcext:value-type="float">
            <text:p>1,05377209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31518147779025" calcext:value-type="float">
            <text:p>0,0009315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6:40.200710404</dc:date>
    <meta:document-statistic meta:table-count="1" meta:cell-count="121" meta:object-count="0"/>
    <meta:generator>LibreOffice/4.1.4.2$Linux_X86_64 LibreOffice_project/410m0$Build-2</meta:generator>
  </office:meta>
</office:document-meta>
</file>